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226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32.0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54pt" fo:break-before="auto" style:use-optimal-row-height="false"/>
    </style:style>
    <style:style style:name="ro5" style:family="table-row">
      <style:table-row-properties style:row-height="19.39pt" fo:break-before="auto" style:use-optimal-row-height="false"/>
    </style:style>
    <style:style style:name="ta1" style:family="table" style:master-page-name="PageStyle_5f_Drupal_20_Module_20_Revie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33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cc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06pt solid #000000" style:rotation-align="none"/>
    </style:style>
    <style:style style:name="ce1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rupal Module Review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Module: module_nam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Result: [Pass, Fail]</text:p>
          </table:table-cell>
          <table:table-cell table:style-name="ce2" office:value-type="string" calcext:value-type="string">
            <text:p>yyyymmdd</text:p>
          </table:table-cell>
          <table:table-cell table:style-name="ce2" office:value-type="string" calcext:value-type="string">
            <text:p>Versio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de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intenance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Development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install and uninstall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CSS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6" office:value-type="string" calcext:value-type="string">
            <text:p>php_eval or eval() used?</text:p>
          </table:table-cell>
          <table:table-cell table:style-name="ce9" office:value-type="string" calcext:value-type="string">
            <text:p>NOT ALLOWED</text:p>
          </table:table-cell>
          <table:table-cell table:style-name="ce18" office:value-type="string" calcext:value-type="string">
            <text:p><text:a xlink:href="https://www.drupal.org/node/715010" xlink:type="simple">https://www.drupal.org/node/715010</text:a>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$form_state['input'] used?</text:p>
          </table:table-cell>
          <table:table-cell table:style-name="ce9" office:value-type="string" calcext:value-type="string">
            <text:p>NOT ALLOWED</text:p>
          </table:table-cell>
          <table:table-cell table:style-name="ce18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$form_state['values'] used?</text:p>
          </table:table-cell>
          <table:table-cell table:style-name="ce9"/>
          <table:table-cell table:style-name="ce18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roper SQL queries?</text:p>
          </table:table-cell>
          <table:table-cell table:style-name="ce9"/>
          <table:table-cell table:style-name="ce18" office:value-type="string" calcext:value-type="string">
            <text:p><text:a xlink:href="https://www.drupal.org/node/101496" xlink:type="simple">https://www.drupal.org/node/101496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ses validate handler(s)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4" office:value-type="string" calcext:value-type="string">
            <text:p>Sanitation functions used?</text:p>
          </table:table-cell>
          <table:table-cell table:style-name="ce9"/>
          <table:table-cell table:style-name="ce18" office:value-type="string" calcext:value-type="string">
            <text:p><text:a xlink:href="https://www.drupal.org/node/28984" xlink:type="simple">https://www.drupal.org/node/2898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afe forms?</text:p>
          </table:table-cell>
          <table:table-cell table:style-name="ce9"/>
          <table:table-cell table:style-name="ce18" office:value-type="string" calcext:value-type="string">
            <text:p><text:a xlink:href="https://www.drupal.org/node/178896" xlink:type="simple">https://www.drupal.org/node/178896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4" office:value-type="string" calcext:value-type="string">
            <text:p>[Yes, No, NA]</text:p>
          </table:table-cell>
          <table:table-cell table:style-name="ce19" office:value-type="string" calcext:value-type="string">
            <text:p><text:a xlink:href="https://www.drupal.org/writing-secure-code" xlink:type="simple">https://www.drupal.org/writing-secure-code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Manual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/Not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Works w/o breaking things (tenjin)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9" office:value-type="string" calcext:value-type="string">
            <text:p>XSS attempts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10" office:value-type="string" calcext:value-type="string">
            <text:p>SQLi attempts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10" office:value-type="string" calcext:value-type="string">
            <text:p>Tamper Data</text:p>
          </table:table-cell>
          <table:table-cell table:style-name="ce9"/>
          <table:table-cell table:style-name="ce20" office:value-type="string" calcext:value-type="string">
            <text:p>Use proxy or tamperdata browser plugin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isc.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Default"/>
          <table:table-cell table:style-name="ce16" office:value-type="string" calcext:value-type="string">
            <text:p>[Pass, Fail, NA, -]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Comments/Notes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12" office:value-type="string" calcext:value-type="string" table:number-columns-spanned="3" table:number-rows-spanned="1">
            <text:p>Add any comments and notes regarding this module here. Be sure to add any things to look out for and any other possible concerns regarding the module.</text:p>
          </table:table-cell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1" office:value-type="string" calcext:value-type="string">
            <text:p>Completed By: 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ave file as: d7-module-review-module_name</text:p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20:43:50.255336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upal_20_Module_20_Review" style:display-name="PageStyle_Drupal Module Re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3:25:09</meta:creation-date>
    <dc:language>en-US</dc:language>
    <dc:date>2016-05-24T20:45:55.644177802</dc:date>
    <meta:editing-cycles>43</meta:editing-cycles>
    <meta:editing-duration>PT2M5S</meta:editing-duration>
    <meta:generator>LibreOffice/5.0.6.2$Linux_X86_64 LibreOffice_project/00$Build-2</meta:generator>
    <dc:creator>Clay </dc:creator>
    <meta:document-statistic meta:table-count="1" meta:cell-count="42" meta:object-count="0"/>
  </office:meta>
</office:document-meta>
</file>